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dbbb" officeooo:paragraph-rsid="0010dbbb"/>
    </style:style>
    <style:style style:name="P2" style:family="paragraph" style:parent-style-name="Standard">
      <style:text-properties officeooo:rsid="0011aa38" officeooo:paragraph-rsid="0011aa38"/>
    </style:style>
    <style:style style:name="P3" style:family="paragraph" style:parent-style-name="Standard">
      <style:text-properties officeooo:rsid="0011aa38" officeooo:paragraph-rsid="0013366f"/>
    </style:style>
    <style:style style:name="T1" style:family="text">
      <style:text-properties officeooo:rsid="00133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osta:</text:p>
      <text:p text:style-name="P2"/>
      <text:p text:style-name="P2">Considerando os números 3, 2 e 5 a média é: (3 + 2 + 5) / 3</text:p>
      <text:p text:style-name="P2"/>
      <text:p text:style-name="P2"/>
      <text:p text:style-name="P2">Explicação:</text:p>
      <text:p text:style-name="P2"/>
      <text:p text:style-name="P2">Muitas pessoas esquecem da precedência de operadores e esquecem de adicionar os parênteses na conta, isso faz com que a divisão seja executada primeiro (multiplicação e divisão tem prioridade sobre a soma e subtração). Veja:</text:p>
      <text:p text:style-name="P2"/>
      <text:p text:style-name="P3">Errado: 3 + 2 + 5 / 3 </text:p>
      <text:p text:style-name="P3"/>
      <text:p text:style-name="P3"><text:span text:style-name="T1">A</text:span>qui percebemos que 3 dividiu 5 antes de executar a soma de 3 <text:span text:style-name="T1">e </text:span>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3:57:56.030342897</dc:date>
    <meta:editing-duration>PT9M16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77" meta:character-count="391" meta:non-whitespace-character-count="319"/>
  </office:meta>
</office:document-meta>
</file>